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oooc="http://openoffice.org/2004/calc" xmlns:style="urn:oasis:names:tc:opendocument:xmlns:style:1.0" xmlns:fo="urn:oasis:names:tc:opendocument:xmlns:xsl-fo-compatible:1.0" xmlns:number="urn:oasis:names:tc:opendocument:xmlns:datastyle:1.0" xmlns:xlink="http://www.w3.org/1999/xlink">
  <office:body>
    <office:spreadsheet>
      <table:table table:name="Sheet1">
        <table:table-row>
          <table:table-cell office:value-type="string" table:style-name="header_style">
            <text:p>local-authority-sct</text:p>
          </table:table-cell>
          <table:table-cell office:value-type="string" table:style-name="header_style">
            <text:p>local-authority-type</text:p>
          </table:table-cell>
          <table:table-cell office:value-type="string" table:style-name="header_style">
            <text:p>name</text:p>
          </table:table-cell>
          <table:table-cell office:value-type="string" table:style-name="header_style">
            <text:p>official-name</text:p>
          </table:table-cell>
          <table:table-cell office:value-type="string" table:style-name="header_style">
            <text:p>start-date</text:p>
          </table:table-cell>
          <table:table-cell office:value-type="string" table:style-name="header_style">
            <text:p>end-date</text:p>
          </table:table-cell>
        </table:table-row>
        <table:table-row>
          <table:table-cell office:value-type="string" table:style-name="row_style">
            <text:p>ABD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Aberdeenshire</text:p>
          </table:table-cell>
          <table:table-cell office:value-type="string" table:style-name="row_style">
            <text:p>The Aberdeen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ABE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Aberdeen City</text:p>
          </table:table-cell>
          <table:table-cell office:value-type="string" table:style-name="row_style">
            <text:p>The Aberdeen City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AGB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Argyll and Bute</text:p>
          </table:table-cell>
          <table:table-cell office:value-type="string" table:style-name="row_style">
            <text:p>The Argyll and But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ANS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Angus</text:p>
          </table:table-cell>
          <table:table-cell office:value-type="string" table:style-name="row_style">
            <text:p>The Angus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CLK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Clackmannanshire</text:p>
          </table:table-cell>
          <table:table-cell office:value-type="string" table:style-name="row_style">
            <text:p>The Clackmannan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DGY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Dumfries and Galloway</text:p>
          </table:table-cell>
          <table:table-cell office:value-type="string" table:style-name="row_style">
            <text:p>The Dumfries and Galloway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DND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Dundee City</text:p>
          </table:table-cell>
          <table:table-cell office:value-type="string" table:style-name="row_style">
            <text:p>The Dundee City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AY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East Ayrshire</text:p>
          </table:table-cell>
          <table:table-cell office:value-type="string" table:style-name="row_style">
            <text:p>The East Ayr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DH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Edinburgh</text:p>
          </table:table-cell>
          <table:table-cell office:value-type="string" table:style-name="row_style">
            <text:p>The City of Edinburgh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DU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East Dunbartonshire</text:p>
          </table:table-cell>
          <table:table-cell office:value-type="string" table:style-name="row_style">
            <text:p>The East Dunbarton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LN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East Lothian</text:p>
          </table:table-cell>
          <table:table-cell office:value-type="string" table:style-name="row_style">
            <text:p>The East Lothian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LS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Na h-Eileanan an Iar</text:p>
          </table:table-cell>
          <table:table-cell office:value-type="string" table:style-name="row_style">
            <text:p>Comhairle nan Eilean Siar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ERW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East Renfrewshire</text:p>
          </table:table-cell>
          <table:table-cell office:value-type="string" table:style-name="row_style">
            <text:p>The East Renfrew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FAL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Falkirk</text:p>
          </table:table-cell>
          <table:table-cell office:value-type="string" table:style-name="row_style">
            <text:p>The Falkirk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FIF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Fife</text:p>
          </table:table-cell>
          <table:table-cell office:value-type="string" table:style-name="row_style">
            <text:p>The Fif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GLG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Glasgow City</text:p>
          </table:table-cell>
          <table:table-cell office:value-type="string" table:style-name="row_style">
            <text:p>The Glasgow City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HLD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Highland</text:p>
          </table:table-cell>
          <table:table-cell office:value-type="string" table:style-name="row_style">
            <text:p>The Highland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IVC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Inverclyde</text:p>
          </table:table-cell>
          <table:table-cell office:value-type="string" table:style-name="row_style">
            <text:p>The Inverclyd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MLN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Midlothian</text:p>
          </table:table-cell>
          <table:table-cell office:value-type="string" table:style-name="row_style">
            <text:p>The Midlothian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MRY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Moray</text:p>
          </table:table-cell>
          <table:table-cell office:value-type="string" table:style-name="row_style">
            <text:p>The Moray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NAY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North Ayrshire</text:p>
          </table:table-cell>
          <table:table-cell office:value-type="string" table:style-name="row_style">
            <text:p>The North Ayr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NLK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North Lanarkshire</text:p>
          </table:table-cell>
          <table:table-cell office:value-type="string" table:style-name="row_style">
            <text:p>The North Lanark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ORK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Orkney Islands</text:p>
          </table:table-cell>
          <table:table-cell office:value-type="string" table:style-name="row_style">
            <text:p>Orkney Islands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PKN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Perth and Kinross</text:p>
          </table:table-cell>
          <table:table-cell office:value-type="string" table:style-name="row_style">
            <text:p>The Perth and Kinross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RFW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Renfrewshire</text:p>
          </table:table-cell>
          <table:table-cell office:value-type="string" table:style-name="row_style">
            <text:p>The Renfrew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SAY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South Ayrshire</text:p>
          </table:table-cell>
          <table:table-cell office:value-type="string" table:style-name="row_style">
            <text:p>The South Ayr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SCB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Scottish Borders</text:p>
          </table:table-cell>
          <table:table-cell office:value-type="string" table:style-name="row_style">
            <text:p>The Scottish Borders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SLK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South Lanarkshire</text:p>
          </table:table-cell>
          <table:table-cell office:value-type="string" table:style-name="row_style">
            <text:p>The South Lanark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STG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Stirling</text:p>
          </table:table-cell>
          <table:table-cell office:value-type="string" table:style-name="row_style">
            <text:p>The Stirling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WDU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West Dunbartonshire</text:p>
          </table:table-cell>
          <table:table-cell office:value-type="string" table:style-name="row_style">
            <text:p>The West Dunbartonshire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WLN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West Lothian</text:p>
          </table:table-cell>
          <table:table-cell office:value-type="string" table:style-name="row_style">
            <text:p>The West Lothian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  <table:table-row>
          <table:table-cell office:value-type="string" table:style-name="row_style">
            <text:p>ZET</text:p>
          </table:table-cell>
          <table:table-cell office:value-type="string" table:style-name="row_style">
            <text:p>CA</text:p>
          </table:table-cell>
          <table:table-cell office:value-type="string" table:style-name="row_style">
            <text:p>Shetland Islands</text:p>
          </table:table-cell>
          <table:table-cell office:value-type="string" table:style-name="row_style">
            <text:p>Shetland Islands Council</text:p>
          </table:table-cell>
          <table:table-cell office:value-type="string" table:style-name="row_style">
            <text:p>1996-04-01</text:p>
          </table:table-cell>
          <table:table-cell table:style-name="row_styl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
                        xmlns:style="urn:oasis:names:tc:opendocument:xmlns:style:1.0"
                        xmlns:number="urn:oasis:names:tc:opendocument:xmlns:datastyle:1.0"
                        xmlns:svg="urn:oasis:names:tc:opendocument:xmlns:svg-compatible:1.0"
                        xmlns:fo="urn:oasis:names:tc:opendocument:xmlns:xsl-fo-compatible:1.0">
  <office:font-face-decls>
    <style:font-face style:name="Arial1" svg:font-family="Arial" style:font-family-generic="swiss"/>
  </office:font-face-decls>
  <office:styles>
    <style:style style:name="Default" style:family="table-cell">
      <style:table-cell-properties style:rotation-align="none"/>
      <style:text-properties style:font-name="Arial1" style:font-name-complex="Arial1"/>
    </style:style>
    <number:number-style style:name="currency-grouped">
      <number:number number:decimal-places="2" number:min-integer-digits="1" number:grouping="true" />
    </number:number-style>
    <number:number-style style:name="integer-grouped">
      <number:number number:decimal-places="0" number:min-integer-digits="1" number:grouping="true" />
    </number:number-style>
    <number:date-style style:name="year-to-day-long">
      <number:year number:style="long"/>
      <number:text>-</number:text>
      <number:month number:style="long"/>
      <number:text>-</number:text>
      <number:day number:style="long"/>
    </number:date-style>
<style:style style:name="header_style" style:family="table-cell"><style:text-properties fo:font-size="10"/><style:text-properties table:align="true"/><style:text-properties fo:color="#FFFFFF"/><style:table-cell-properties fo:background-color="#AAAAAA"/></style:style><style:style style:name="row_style" style:family="table-cell"><style:text-properties fo:font-size="10"/><style:text-properties table:align="true"/><style:text-properties fo:color="#000000"/></style:style></office:styles> </office:document-styles>
</file>